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officeooo:paragraph-rsid="001ea3d9" style:font-size-asian="10pt" style:font-size-complex="10pt"/>
    </style:style>
    <style:style style:name="P3" style:family="paragraph" style:parent-style-name="Standard">
      <style:text-properties fo:font-size="10pt" officeooo:rsid="00216052" officeooo:paragraph-rsid="00216052" style:font-size-asian="10pt" style:font-size-complex="10pt"/>
    </style:style>
    <style:style style:name="P4" style:family="paragraph" style:parent-style-name="Standard">
      <style:text-properties fo:font-size="10pt" officeooo:rsid="00216052" officeooo:paragraph-rsid="002325b7" style:font-size-asian="10pt" style:font-size-complex="10pt"/>
    </style:style>
    <style:style style:name="P5" style:family="paragraph" style:parent-style-name="Standard">
      <style:text-properties fo:font-size="10pt" officeooo:rsid="00216052" officeooo:paragraph-rsid="00216052" style:font-size-asian="10pt" style:font-size-complex="10pt"/>
    </style:style>
    <style:style style:name="T1" style:family="text">
      <style:text-properties officeooo:rsid="0034de8f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迷惘人生路 <text:span text:style-name="T1">2020</text:span></text:p>
      <text:section text:style-name="Sect1" text:name="Section1">
        <text:p text:style-name="P2">人生之路</text:p>
        <text:p text:style-name="P2">如果都能預知結尾</text:p>
        <text:p text:style-name="P2">那必定是缺少精彩</text:p>
        <text:p text:style-name="P2">過於理性和精致的生活</text:p>
        <text:p text:style-name="P2">大概如斯</text:p>
        <text:p text:style-name="P2"/>
        <text:p text:style-name="P2">我們回顧青春</text:p>
        <text:p text:style-name="P2">之所以覺得美</text:p>
        <text:p text:style-name="P2">蓋因</text:p>
        <text:p text:style-name="P2">中間有太多的的迷惘</text:p>
        <text:p text:style-name="P2">和幼稚</text:p>
        <text:p text:style-name="P2"/>
        <text:p text:style-name="P2">剛踏入社會的時光</text:p>
        <text:p text:style-name="P2">很美</text:p>
        <text:p text:style-name="P2">工資不高</text:p>
        <text:p text:style-name="P2">卻很新鮮 快樂</text:p>
        <text:p text:style-name="P2">日子沒心沒肺</text:p>
        <text:p text:style-name="P2">也淳樸</text:p>
        <text:p text:style-name="P2"/>
        <text:p text:style-name="P2">那時找工作</text:p>
        <text:p text:style-name="P2">我直接上門投簡歷</text:p>
        <text:p text:style-name="P2">結果是</text:p>
        <text:p text:style-name="P2">有委婉說我沒禮貌的</text:p>
        <text:p text:style-name="P2">也有直接讓我圓溜溜的</text:p>
        <text:p text:style-name="P2">反正也臉皮厚</text:p>
        <text:p text:style-name="P2">當是一陣寒風耳邊過</text:p>
        <text:p text:style-name="P2">而深圳也時興</text:p>
        <text:p text:style-name="P2">所謂的的成功三尿素</text:p>
        <text:p text:style-name="P2">其曰</text:p>
        <text:p text:style-name="P2">第一不要臉</text:p>
        <text:p text:style-name="P2">第二還是不要臉</text:p>
        <text:p text:style-name="P2">第三是堅持不要臉</text:p>
        <text:p text:style-name="P2"/>
        <text:p text:style-name="P3">後來 不要臉的終於打動了一位</text:p>
        <text:p text:style-name="P3">臺灣老板</text:p>
        <text:p text:style-name="P3">在面試的考題背面</text:p>
        <text:p text:style-name="P3">他居然給了我作弊的提示</text:p>
        <text:p text:style-name="P3">看得我 笑得心裏</text:p>
        <text:p text:style-name="P3">暖暖的</text:p>
        <text:p text:style-name="P3"/>
        <text:p text:style-name="P3">而對我影響最大的</text:p>
        <text:p text:style-name="P3">還是帶我入行的恩師 賈工</text:p>
        <text:p text:style-name="P3">但他似乎不認我這傻小子爲徒</text:p>
        <text:p text:style-name="P3">可能是真的太傻了</text:p>
        <text:p text:style-name="P3">臉上無光吧</text:p>
        <text:p text:style-name="P3"/>
        <text:p text:style-name="P3">記得有一次</text:p>
        <text:p text:style-name="P3">一款芯片代理商</text:p>
        <text:p text:style-name="P3">要拿公司的產品去展示</text:p>
        <text:p text:style-name="P3">幾個老板們擔心泄密</text:p>
        <text:p text:style-name="P3">笑着說除非給十萬</text:p>
        <text:p text:style-name="P3">我還真跟代理商回復說</text:p>
        <text:p text:style-name="P3">要十萬</text:p>
        <text:p text:style-name="P3">然後一本正經地跑進實驗室</text:p>
        <text:p text:style-name="P3">跟正在幹活的幾個老板匯報</text:p>
        <text:p text:style-name="P3">至今還記得他們那陣</text:p>
        <text:p text:style-name="P3">爽朗的笑聲</text:p>
        <text:p text:style-name="P4">他們樂呵地</text:p>
        <text:p text:style-name="P4">看着一個來自火星的人</text:p>
        <text:p text:style-name="P3"/>
        <text:p text:style-name="P3"/>
        <text:p text:style-name="P3">跟着他們幹活的歲月裏</text:p>
        <text:p text:style-name="P3">學的東西比讀研學得還多</text:p>
        <text:p text:style-name="P3">有一句話</text:p>
        <text:p text:style-name="P3">似不經意</text:p>
        <text:p text:style-name="P3">卻讓我很感動</text:p>
        <text:p text:style-name="P3">一輩子都記在心裏</text:p>
        <text:p text:style-name="P3">每次在我完成他交代的任務之後</text:p>
        <text:p text:style-name="P3">他總會說</text:p>
        <text:p text:style-name="P3">那你就看會書吧</text:p>
        <text:p text:style-name="P3"/>
        <text:p text:style-name="P3">他也常跟我說</text:p>
        <text:p text:style-name="P3">用人不疑 <text:s/>疑人不用</text:p>
        <text:p text:style-name="P3">他也是這麼做的</text:p>
        <text:p text:style-name="P3">對我基本是傾囊相授</text:p>
        <text:p text:style-name="P3">我學的也是如飢似渴</text:p>
        <text:p text:style-name="P3">日子過得很充實</text:p>
        <text:p text:style-name="P3">雖然是經常加班</text:p>
        <text:p text:style-name="P3">但大家在一起工作</text:p>
        <text:p text:style-name="P3">也都很快樂</text:p>
        <text:p text:style-name="P3">下班路上的霓紅酒綠</text:p>
        <text:p text:style-name="P3">閃爍着懵懂青春的味道</text:p>
        <text:p text:style-name="P3">而我也經常喜歡</text:p>
        <text:p text:style-name="P3">在這樣的街道多徜徉會</text:p>
        <text:p text:style-name="P3">看着這陌生而又曾經向往的大都市</text:p>
        <text:p text:style-name="P3">對前途</text:p>
        <text:p text:style-name="P3">充滿了青春的幻想和期待</text:p>
        <text:p text:style-name="P3"/>
        <text:p text:style-name="P3">之後 再慢慢悠悠</text:p>
        <text:p text:style-name="P3">回到自己租住的農民房</text:p>
        <text:p text:style-name="P3">所穿越的繁華</text:p>
        <text:p text:style-name="P3">與居住的陰暗</text:p>
        <text:p text:style-name="P3">就是</text:p>
        <text:p text:style-name="P3">天上與人間</text:p>
        <text:p text:style-name="P3"/>
        <text:p text:style-name="P3">後來那個叫小萬的小姐姐</text:p>
        <text:p text:style-name="P3">我們稱她爲公司的管家婆</text:p>
        <text:p text:style-name="P3">跟我說</text:p>
        <text:p text:style-name="P3">招我的時候</text:p>
        <text:p text:style-name="P3">賈工還猶豫了會</text:p>
        <text:p text:style-name="P3">因爲我皮膚黑</text:p>
        <text:p text:style-name="P3">擔心我身體有恙</text:p>
        <text:p text:style-name="P3">萬一加班扛不住掛了</text:p>
        <text:p text:style-name="P3">就賠大發了</text:p>
        <text:p text:style-name="P3">狼性文化公司出來的</text:p>
        <text:p text:style-name="P3">他們自己加班也是</text:p>
        <text:p text:style-name="P3">一個字</text:p>
        <text:p text:style-name="P3"/>
        <text:p text:style-name="P3">狠</text:p>
        <text:p text:style-name="P3"/>
        <text:p text:style-name="P3">但結果證明</text:p>
        <text:p text:style-name="P3">我這黑命</text:p>
        <text:p text:style-name="P3">不僅</text:p>
        <text:p text:style-name="P3">貴</text:p>
        <text:p text:style-name="P3">還</text:p>
        <text:p text:style-name="P3">硬</text:p>
        <text:p text:style-name="P3"/>
        <text:p text:style-name="P3">那時的創業</text:p>
        <text:p text:style-name="P3">還是靠賣產品</text:p>
        <text:p text:style-name="P3">而不是講故事會</text:p>
        <text:p text:style-name="P3">一個公司</text:p>
        <text:p text:style-name="P3">就像一個小家庭一樣</text:p>
        <text:p text:style-name="P3">沒有各種發毛的</text:p>
        <text:p text:style-name="P3">雞湯文化</text:p>
        <text:p text:style-name="P3"/>
        <text:p text:style-name="P3">賺錢了</text:p>
        <text:p text:style-name="P3">就經常組織</text:p>
        <text:p text:style-name="P3">去周邊玩</text:p>
        <text:p text:style-name="P3"/>
        <text:p text:style-name="P3">那時 工資不高</text:p>
        <text:p text:style-name="P3">但卻都很快樂</text:p>
        <text:p text:style-name="P3">後來雖然離開了公司</text:p>
        <text:p text:style-name="P3">回訪 也有一種常回家看看的感覺</text:p>
        <text:p text:style-name="P3">而他們也總是說</text:p>
        <text:p text:style-name="P3">常回來看看</text:p>
        <text:p text:style-name="P3"/>
        <text:p text:style-name="P3">熟悉的面孔</text:p>
        <text:p text:style-name="P3">昔日的情誼</text:p>
        <text:p text:style-name="P3">皆因單純吧</text:p>
        <text:p text:style-name="P3"/>
        <text:p text:style-name="P3">但隨着</text:p>
        <text:p text:style-name="P3">社會閱歷的不斷增加</text:p>
        <text:p text:style-name="P3">人似乎也變得所謂的</text:p>
        <text:p text:style-name="P3">精明了</text:p>
        <text:p text:style-name="P3">成熟了</text:p>
        <text:p text:style-name="P3">五毒也慢慢俱全了</text:p>
        <text:p text:style-name="P3"/>
        <text:p text:style-name="P3">快樂</text:p>
        <text:p text:style-name="P3">卻慢慢地</text:p>
        <text:p text:style-name="P3">越來越少了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01:46:52.196401844</meta:creation-date>
    <dc:date>2022-01-27T13:59:47.923480830</dc:date>
    <meta:editing-duration>PT8H15M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132" meta:word-count="874" meta:character-count="887" meta:non-whitespace-character-count="877"/>
  </office:meta>
</office:document-meta>
</file>